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style:paragraph-properties fo:text-align="center"/>
    </style:style>
    <style:style style:name="gr1" style:family="graphic">
      <style:graphic-properties draw:opacity="50%" draw:textarea-horizontal-align="center" draw:textarea-vertical-align="middle" draw:shadow-opacity="5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solid" draw:fill-color="#ffffcc" draw:opacity="50%" draw:textarea-horizontal-align="center" draw:textarea-vertical-align="middle" draw:shadow-opacity="5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tyle:protect="siz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c0c0c0" draw:textarea-horizontal-align="justify" draw:textarea-vertical-align="middle" draw:auto-grow-height="false" fo:min-height="0in" fo:min-width="0in" style:run-through="foreground"/>
    </style:style>
    <style:style style:name="gr5" style:family="graphic">
      <style:graphic-properties draw:fill="solid" draw:fill-color="#c0c0c0" draw:textarea-horizontal-align="justify" draw:textarea-vertical-align="middle" draw:auto-grow-height="false" fo:min-height="0in" fo:min-width="0in" style:run-through="foreground"/>
    </style:style>
    <style:style style:name="gr6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tyle:protect="size" style:run-through="foreground"/>
    </style:style>
    <style:style style:name="gr9" style:family="graphic">
      <style:graphic-properties svg:stroke-width="0.02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28" draw:style-name="gr7"><draw:g draw:style-name="gr8"><draw:custom-shape draw:style-name="gr4" draw:text-style-name="P2" svg:width="0.2587in" svg:height="0.2551in" svg:x="3.6098in" svg:y="5.504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3.3516in" svg:y="5.5043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2.5764in" svg:y="5.5043in"><text:p text:style-name="P2">3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2.8346in" svg:y="5.504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3.0933in" svg:y="5.504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8"><draw:custom-shape draw:style-name="gr4" draw:text-style-name="P2" svg:width="0.2587in" svg:height="0.2551in" svg:x="4.3972in" svg:y="5.89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4.139in" svg:y="5.89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3.3642in" svg:y="5.898in"><text:p text:style-name="P2">4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3.6224in" svg:y="5.898in"><text:p text:style-name="P2">5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3.8807in" svg:y="5.89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8"><draw:custom-shape draw:style-name="gr5" draw:text-style-name="P2" svg:width="0.2587in" svg:height="0.2551in" svg:x="2.8224in" svg:y="5.898in"><text:p text:style-name="P2">2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2.5642in" svg:y="5.898in"><text:p text:style-name="P2">10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1.789in" svg:y="5.898in"><text:p text:style-name="P2">4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2.0472in" svg:y="5.898in"><text:p text:style-name="P2">5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2.3055in" svg:y="5.898in"><text:p text:style-name="P2">6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draw:g><draw:g text:anchor-type="paragraph" draw:z-index="27" draw:style-name="gr7"><draw:g draw:style-name="gr8"><draw:custom-shape draw:style-name="gr4" draw:text-style-name="P2" svg:width="0.2587in" svg:height="0.2551in" svg:x="3.6929in" svg:y="4.47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3.4346in" svg:y="4.47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2.6594in" svg:y="4.478in"><text:p text:style-name="P2">3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2.9177in" svg:y="4.47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3.1764in" svg:y="4.47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8"><draw:custom-shape draw:style-name="gr4" draw:text-style-name="P2" svg:width="0.2587in" svg:height="0.2551in" svg:x="4.4803in" svg:y="4.871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4.222in" svg:y="4.871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3.4472in" svg:y="4.8717in"><text:p text:style-name="P2">4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3.7055in" svg:y="4.8717in"><text:p text:style-name="P2">5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3.9638in" svg:y="4.871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8"><draw:custom-shape draw:style-name="gr4" draw:text-style-name="P2" svg:width="0.2587in" svg:height="0.2551in" svg:x="2.9055in" svg:y="4.871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2.6472in" svg:y="4.8717in"><text:p text:style-name="P2">20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1.872in" svg:y="4.8717in"><text:p text:style-name="P2">4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2.1303in" svg:y="4.8717in"><text:p text:style-name="P2">5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2.3886in" svg:y="4.8717in"><text:p text:style-name="P2">1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draw:g><draw:g text:anchor-type="paragraph" draw:z-index="26" draw:style-name="gr7"><draw:g draw:style-name="gr8"><draw:custom-shape draw:style-name="gr4" draw:text-style-name="P2" svg:width="0.2587in" svg:height="0.2551in" svg:x="3.6929in" svg:y="3.296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3.4346in" svg:y="3.2965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2.6594in" svg:y="3.2965in"><text:p text:style-name="P2">3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2.9177in" svg:y="3.296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3.1764in" svg:y="3.296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8"><draw:custom-shape draw:style-name="gr4" draw:text-style-name="P2" svg:width="0.2587in" svg:height="0.2551in" svg:x="4.4803in" svg:y="3.690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4.222in" svg:y="3.6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3.4472in" svg:y="3.6902in"><text:p text:style-name="P2">4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3.7055in" svg:y="3.6902in"><text:p text:style-name="P2">5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3.9638in" svg:y="3.690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8"><draw:custom-shape draw:style-name="gr4" draw:text-style-name="P2" svg:width="0.2587in" svg:height="0.2551in" svg:x="2.9055in" svg:y="3.690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2.6472in" svg:y="3.6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1.872in" svg:y="3.6902in"><text:p text:style-name="P2">4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2.1303in" svg:y="3.6902in"><text:p text:style-name="P2">1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2.3886in" svg:y="3.6902in"><text:p text:style-name="P2">2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draw:g><draw:g text:anchor-type="paragraph" draw:z-index="21" draw:style-name="gr3"><draw:custom-shape draw:style-name="gr5" draw:text-style-name="P2" svg:width="0.2587in" svg:height="0.2551in" svg:x="3.6933in" svg:y="2.1154in"><text:p text:style-name="P2">5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3.435in" svg:y="2.1154in"><text:p text:style-name="P2">40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2.6598in" svg:y="2.1154in"><text:p text:style-name="P2">1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2.9181in" svg:y="2.1154in"><text:p text:style-name="P2">2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3.1764in" svg:y="2.1154in"><text:p text:style-name="P2">3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19" draw:style-name="gr3"><draw:custom-shape draw:style-name="gr4" draw:text-style-name="P2" svg:width="0.2587in" svg:height="0.2551in" svg:x="3.6933in" svg:y="1.721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3.435in" svg:y="1.7217in"><text:p text:style-name="P2">40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2.6598in" svg:y="1.7217in"><text:p text:style-name="P2">1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2.9181in" svg:y="1.7217in"><text:p text:style-name="P2">2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3.1764in" svg:y="1.7217in"><text:p text:style-name="P2">3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17" draw:style-name="gr3"><draw:custom-shape draw:style-name="gr4" draw:text-style-name="P2" svg:width="0.2587in" svg:height="0.2551in" svg:x="3.6933in" svg:y="1.3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3.435in" svg:y="1.32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2.6598in" svg:y="1.328in"><text:p text:style-name="P2">1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2.9181in" svg:y="1.328in"><text:p text:style-name="P2">2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3.1764in" svg:y="1.328in"><text:p text:style-name="P2">3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15" draw:style-name="gr3"><draw:custom-shape draw:style-name="gr4" draw:text-style-name="P2" svg:width="0.2587in" svg:height="0.2551in" svg:x="3.6933in" svg:y="0.933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3.435in" svg:y="0.9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2.6598in" svg:y="0.9339in"><text:p text:style-name="P2">1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2.9181in" svg:y="0.9339in"><text:p text:style-name="P2">2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3.1764in" svg:y="0.933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13" draw:style-name="gr3"><draw:custom-shape draw:style-name="gr4" draw:text-style-name="P2" svg:width="0.2587in" svg:height="0.2551in" svg:x="3.6933in" svg:y="0.540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3.435in" svg:y="0.54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2.6598in" svg:y="0.5402in"><text:p text:style-name="P2">1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2.9181in" svg:y="0.540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3.1764in" svg:y="0.540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49" draw:style-name="gr7"><draw:g draw:style-name="gr8"><draw:custom-shape draw:style-name="gr4" draw:text-style-name="P2" svg:width="0.2587in" svg:height="0.2551in" svg:x="3.6929in" svg:y="2.509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3.4346in" svg:y="2.5091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2.6594in" svg:y="2.509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2.9177in" svg:y="2.509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3.1764in" svg:y="2.509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8"><draw:custom-shape draw:style-name="gr4" draw:text-style-name="P2" svg:width="0.2587in" svg:height="0.2551in" svg:x="4.4803in" svg:y="2.9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4.222in" svg:y="2.902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3.4472in" svg:y="2.9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3.7055in" svg:y="2.9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3.9638in" svg:y="2.9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8"><draw:custom-shape draw:style-name="gr5" draw:text-style-name="P2" svg:width="0.2587in" svg:height="0.2551in" svg:x="2.9055in" svg:y="2.9028in"><text:p text:style-name="P2">5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2.6472in" svg:y="2.9028in"><text:p text:style-name="P2">40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1.872in" svg:y="2.9028in"><text:p text:style-name="P2">1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2.1303in" svg:y="2.9028in"><text:p text:style-name="P2">2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2.3886in" svg:y="2.9028in"><text:p text:style-name="P2">3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draw:g><draw:g text:anchor-type="paragraph" draw:z-index="50" draw:style-name="gr3"><draw:custom-shape draw:style-name="gr4" draw:text-style-name="P2" svg:width="0.2587in" svg:height="0.2551in" svg:x="3.6933in" svg:y="8.218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3.435in" svg:y="8.218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2.6598in" svg:y="8.2189in"><text:p text:style-name="P2">7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2.9181in" svg:y="8.2189in"><text:p text:style-name="P2">1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3.1764in" svg:y="8.2189in"><text:p text:style-name="P2">2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52" draw:style-name="gr3"><draw:custom-shape draw:style-name="gr4" draw:text-style-name="P2" svg:width="0.2587in" svg:height="0.2551in" svg:x="3.6933in" svg:y="7.825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3.435in" svg:y="7.825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2.6598in" svg:y="7.8252in"><text:p text:style-name="P2">6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2.9181in" svg:y="7.8252in"><text:p text:style-name="P2">3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3.1764in" svg:y="7.825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53" draw:style-name="gr3"><draw:custom-shape draw:style-name="gr4" draw:text-style-name="P2" svg:width="0.2587in" svg:height="0.2551in" svg:x="5.2681in" svg:y="8.218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5.0098in" svg:y="8.218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4.2346in" svg:y="8.2189in"><text:p text:style-name="P2">4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4.4929in" svg:y="8.2189in"><text:p text:style-name="P2">5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4.7512in" svg:y="8.218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54" draw:style-name="gr3"><draw:custom-shape draw:style-name="gr4" draw:text-style-name="P2" svg:width="0.2587in" svg:height="0.2551in" svg:x="2.1181in" svg:y="8.218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1.8598in" svg:y="8.218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1.0846in" svg:y="8.2189in"><text:p text:style-name="P2">4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1.3429in" svg:y="8.2189in"><text:p text:style-name="P2">5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1.6012in" svg:y="8.218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55" draw:style-name="gr3"><draw:custom-shape draw:style-name="gr4" draw:text-style-name="P2" svg:width="0.2587in" svg:height="0.2551in" svg:x="3.6933in" svg:y="6.643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3.435in" svg:y="6.64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2.6598in" svg:y="6.6437in"><text:p text:style-name="P2">3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2.9181in" svg:y="6.643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3.1764in" svg:y="6.643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57" draw:style-name="gr3"><draw:custom-shape draw:style-name="gr4" draw:text-style-name="P2" svg:width="0.2587in" svg:height="0.2551in" svg:x="3.6933in" svg:y="7.037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3.435in" svg:y="7.0374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2.6598in" svg:y="7.037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2.9181in" svg:y="7.037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3.1764in" svg:y="7.037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58" draw:style-name="gr3"><draw:custom-shape draw:style-name="gr4" draw:text-style-name="P2" svg:width="0.2587in" svg:height="0.2551in" svg:x="5.2681in" svg:y="7.037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5.0098in" svg:y="7.0374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4.2346in" svg:y="7.0374in"><text:p text:style-name="P2">4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4.4929in" svg:y="7.0374in"><text:p text:style-name="P2">5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4.7512in" svg:y="7.037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59" draw:style-name="gr3"><draw:custom-shape draw:style-name="gr5" draw:text-style-name="P2" svg:width="0.2587in" svg:height="0.2551in" svg:x="2.1181in" svg:y="7.0374in"><text:p text:style-name="P2">2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1.8598in" svg:y="7.0374in"><text:p text:style-name="P2">10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1.0846in" svg:y="7.0374in"><text:p text:style-name="P2">4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1.3429in" svg:y="7.0374in"><text:p text:style-name="P2">5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1.6012in" svg:y="7.0374in"><text:p text:style-name="P2">6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text:anchor-type="paragraph" draw:z-index="25" draw:style-name="gr6" svg:width="0.6252in" svg:height="0.2606in" svg:x="0.189in" svg:y="5.9118in"><draw:text-box><text:p>Add 6</text:p></draw:text-box></draw:frame><draw:frame text:anchor-type="paragraph" draw:z-index="24" draw:style-name="gr6" svg:width="0.6252in" svg:height="0.2606in" svg:x="0.272in" svg:y="4.8854in"><draw:text-box><text:p>Add 5</text:p></draw:text-box></draw:frame><draw:frame text:anchor-type="paragraph" draw:z-index="23" draw:style-name="gr6" svg:width="1.2894in" svg:height="0.5634in" svg:x="0.2098in" svg:y="2.8626in"><draw:text-box><text:p>Split</text:p><text:p>Add new root</text:p><text:p>Add 4</text:p></draw:text-box></draw:frame><draw:frame text:anchor-type="paragraph" draw:z-index="22" draw:style-name="gr6" svg:width="0.6252in" svg:height="0.2606in" svg:x="0.272in" svg:y="2.1291in"><draw:text-box><text:p>Add 50</text:p></draw:text-box></draw:frame><draw:frame text:anchor-type="paragraph" draw:z-index="20" draw:style-name="gr6" svg:width="0.6252in" svg:height="0.2606in" svg:x="0.272in" svg:y="1.7354in"><draw:text-box><text:p>Add 40</text:p></draw:text-box></draw:frame><draw:frame text:anchor-type="paragraph" draw:z-index="18" draw:style-name="gr6" svg:width="0.6252in" svg:height="0.2606in" svg:x="0.272in" svg:y="1.3417in"><draw:text-box><text:p>Add 30</text:p></draw:text-box></draw:frame><draw:frame text:anchor-type="paragraph" draw:z-index="16" draw:style-name="gr6" svg:width="0.6252in" svg:height="0.2606in" svg:x="0.272in" svg:y="0.948in"><draw:text-box><text:p>Add 20</text:p></draw:text-box></draw:frame><draw:frame text:anchor-type="paragraph" draw:z-index="14" draw:style-name="gr6" svg:width="0.6252in" svg:height="0.2606in" svg:x="0.272in" svg:y="0.5543in"><draw:text-box><text:p>Add 10</text:p></draw:text-box></draw:frame><draw:frame text:anchor-type="paragraph" draw:z-index="51" draw:style-name="gr6" svg:width="0.6252in" svg:height="0.2606in" svg:x="0.272in" svg:y="8.2327in"><draw:text-box><text:p>Add 7</text:p></draw:text-box></draw:frame><draw:frame text:anchor-type="paragraph" draw:z-index="56" draw:style-name="gr6" svg:width="0.6252in" svg:height="0.2606in" svg:x="0.272in" svg:y="7.0516in"><draw:text-box><text:p>Split </text:p></draw:text-box></draw:frame><draw:line text:anchor-type="paragraph" draw:z-index="65" draw:style-name="gr9" draw:text-style-name="P2" svg:x1="2.7531in" svg:y1="3.5516in" svg:x2="1.9602in" svg:y2="3.6906in"><text:p/></draw:line><draw:line text:anchor-type="paragraph" draw:z-index="66" draw:style-name="gr9" draw:text-style-name="P2" svg:x1="2.8098in" svg:y1="3.5516in" svg:x2="3.5551in" svg:y2="3.6906in"><text:p/></draw:line><draw:line text:anchor-type="paragraph" draw:z-index="67" draw:style-name="gr9" draw:text-style-name="P2" svg:x1="2.7768in" svg:y1="4.7327in" svg:x2="1.9839in" svg:y2="4.8717in"><text:p/></draw:line><draw:line text:anchor-type="paragraph" draw:z-index="68" draw:style-name="gr9" draw:text-style-name="P2" svg:x1="3.5626in" svg:y1="4.8717in" svg:x2="2.7291in" svg:y2="4.7327in"><text:p/></draw:line><draw:line text:anchor-type="paragraph" draw:z-index="69" draw:style-name="gr9" draw:text-style-name="P2" svg:x1="1.8846in" svg:y1="5.898in" svg:x2="2.6937in" svg:y2="5.7591in"><text:p/></draw:line><draw:line text:anchor-type="paragraph" draw:z-index="70" draw:style-name="gr9" draw:text-style-name="P2" svg:x1="3.5035in" svg:y1="5.898in" svg:x2="2.6937in" svg:y2="5.7591in"><text:p/></draw:line><draw:line text:anchor-type="paragraph" draw:z-index="71" draw:style-name="gr9" draw:text-style-name="P2" svg:x1="1.2146in" svg:y1="7.0378in" svg:x2="2.8098in" svg:y2="6.8988in"><text:p/></draw:line><draw:line text:anchor-type="paragraph" draw:z-index="72" draw:style-name="gr9" draw:text-style-name="P2" svg:x1="4.3961in" svg:y1="7.0378in" svg:x2="2.7772in" svg:y2="6.8988in"><text:p/></draw:line><draw:line text:anchor-type="paragraph" draw:z-index="73" draw:style-name="gr9" draw:text-style-name="P2" svg:x1="2.8016in" svg:y1="8.0799in" svg:x2="1.4154in" svg:y2="8.2189in"><text:p/></draw:line><draw:line text:anchor-type="paragraph" draw:z-index="74" draw:style-name="gr9" draw:text-style-name="P2" svg:x1="2.8016in" svg:y1="8.2189in" svg:x2="2.8016in" svg:y2="8.0799in"><text:p/></draw:line><draw:line text:anchor-type="paragraph" draw:z-index="75" draw:style-name="gr9" draw:text-style-name="P2" svg:x1="3.0256in" svg:y1="8.0453in" svg:x2="4.3638in" svg:y2="8.2189in"><text:p/></draw:line><draw:line text:anchor-type="paragraph" draw:z-index="76" draw:style-name="gr9" draw:text-style-name="P2" svg:x1="3.026in" svg:y1="8.0799in" svg:x2="2.8016in" svg:y2="8.2189in"><text:p/></draw:line><draw:rect text:anchor-type="paragraph" draw:z-index="12" draw:style-name="gr1" draw:text-style-name="P2" svg:width="6.8913in" svg:height="0.3543in" svg:x="0.0209in" svg:y="0.4898in"><text:p/></draw:rect><draw:rect text:anchor-type="paragraph" draw:z-index="11" draw:style-name="gr2" draw:text-style-name="P2" svg:width="6.8913in" svg:height="0.3543in" svg:x="0.0209in" svg:y="0.8835in"><text:p/></draw:rect><draw:rect text:anchor-type="paragraph" draw:z-index="9" draw:style-name="gr2" draw:text-style-name="P2" svg:width="6.8913in" svg:height="0.3543in" svg:x="0.0209in" svg:y="1.6709in"><text:p/></draw:rect><draw:rect text:anchor-type="paragraph" draw:z-index="10" draw:style-name="gr1" draw:text-style-name="P2" svg:width="6.8913in" svg:height="0.3543in" svg:x="0.0209in" svg:y="1.2772in"><text:p/></draw:rect><draw:rect text:anchor-type="paragraph" draw:z-index="7" draw:style-name="gr2" draw:text-style-name="P2" svg:width="6.8913in" svg:height="1.6776in" svg:x="0.0209in" svg:y="2.4583in"><text:p/></draw:rect><draw:rect text:anchor-type="paragraph" draw:z-index="8" draw:style-name="gr1" draw:text-style-name="P2" svg:width="6.8913in" svg:height="0.3543in" svg:x="0.0209in" svg:y="2.0646in"><text:p/></draw:rect><draw:rect text:anchor-type="paragraph" draw:z-index="5" draw:style-name="gr2" draw:text-style-name="P2" svg:width="6.8913in" svg:height="0.9098in" svg:x="0.0209in" svg:y="5.4063in"><text:p/></draw:rect><draw:rect text:anchor-type="paragraph" draw:z-index="6" draw:style-name="gr1" draw:text-style-name="P2" svg:width="6.8913in" svg:height="0.8059in" svg:x="0.0209in" svg:y="4.4272in"><text:p/></draw:rect><draw:rect text:anchor-type="paragraph" draw:z-index="4" draw:style-name="gr1" draw:text-style-name="P2" svg:width="6.8913in" svg:height="2.1748in" svg:x="0.0209in" svg:y="6.5929in"><text:p/></draw:rect></text:p>
      <text:p text:style-name="P1"><draw:g text:anchor-type="paragraph" draw:z-index="29" draw:style-name="gr3"><draw:custom-shape draw:style-name="gr4" draw:text-style-name="P2" svg:width="0.2587in" svg:height="0.2551in" svg:x="3.6933in" svg:y="0.540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3.435in" svg:y="0.54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2.6598in" svg:y="0.5402in"><text:p text:style-name="P2">7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2.9181in" svg:y="0.5402in"><text:p text:style-name="P2">1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3.1764in" svg:y="0.5402in"><text:p text:style-name="P2">2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31" draw:style-name="gr3"><draw:custom-shape draw:style-name="gr4" draw:text-style-name="P2" svg:width="0.2587in" svg:height="0.2551in" svg:x="3.6933in" svg:y="0.146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3.435in" svg:y="0.1465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2.6598in" svg:y="0.1465in"><text:p text:style-name="P2">6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2.9181in" svg:y="0.1465in"><text:p text:style-name="P2">3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3.1764in" svg:y="0.146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32" draw:style-name="gr3"><draw:custom-shape draw:style-name="gr4" draw:text-style-name="P2" svg:width="0.2587in" svg:height="0.2551in" svg:x="5.2681in" svg:y="0.540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5.0098in" svg:y="0.54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4.2346in" svg:y="0.5402in"><text:p text:style-name="P2">31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4.4929in" svg:y="0.5402in"><text:p text:style-name="P2">4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4.7512in" svg:y="0.5402in"><text:p text:style-name="P2">5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33" draw:style-name="gr3"><draw:custom-shape draw:style-name="gr4" draw:text-style-name="P2" svg:width="0.2587in" svg:height="0.2551in" svg:x="2.1181in" svg:y="0.540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1.8598in" svg:y="0.54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1.0846in" svg:y="0.5402in"><text:p text:style-name="P2">4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1.3429in" svg:y="0.5402in"><text:p text:style-name="P2">5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1.6012in" svg:y="0.540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34" draw:style-name="gr3"><draw:custom-shape draw:style-name="gr4" draw:text-style-name="P2" svg:width="0.2587in" svg:height="0.2551in" svg:x="3.6933in" svg:y="1.721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3.435in" svg:y="1.721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2.6598in" svg:y="1.7217in"><text:p text:style-name="P2">7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2.9181in" svg:y="1.7217in"><text:p text:style-name="P2">1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3.1764in" svg:y="1.7217in"><text:p text:style-name="P2">2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36" draw:style-name="gr3"><draw:custom-shape draw:style-name="gr4" draw:text-style-name="P2" svg:width="0.2587in" svg:height="0.2551in" svg:x="3.6933in" svg:y="1.3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3.435in" svg:y="1.32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2.6598in" svg:y="1.328in"><text:p text:style-name="P2">6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2.9181in" svg:y="1.328in"><text:p text:style-name="P2">3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3.1764in" svg:y="1.3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37" draw:style-name="gr3"><draw:custom-shape draw:style-name="gr4" draw:text-style-name="P2" svg:width="0.2587in" svg:height="0.2551in" svg:x="5.2681in" svg:y="1.721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5.0098in" svg:y="1.7217in"><text:p text:style-name="P2">50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4.2346in" svg:y="1.7217in"><text:p text:style-name="P2">31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4.4929in" svg:y="1.7217in"><text:p text:style-name="P2">32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4.7512in" svg:y="1.7217in"><text:p text:style-name="P2">4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38" draw:style-name="gr3"><draw:custom-shape draw:style-name="gr4" draw:text-style-name="P2" svg:width="0.2587in" svg:height="0.2551in" svg:x="2.1181in" svg:y="1.721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1.8598in" svg:y="1.721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1.0846in" svg:y="1.7217in"><text:p text:style-name="P2">4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1.3429in" svg:y="1.7217in"><text:p text:style-name="P2">5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1.6012in" svg:y="1.721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39" draw:style-name="gr3"><draw:custom-shape draw:style-name="gr4" draw:text-style-name="P2" svg:width="0.2587in" svg:height="0.2551in" svg:x="3.6933in" svg:y="2.9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3.435in" svg:y="2.902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2.6598in" svg:y="2.9028in"><text:p text:style-name="P2">7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2.9181in" svg:y="2.9028in"><text:p text:style-name="P2">1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3.1764in" svg:y="2.9028in"><text:p text:style-name="P2">2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41" draw:style-name="gr3"><draw:custom-shape draw:style-name="gr4" draw:text-style-name="P2" svg:width="0.2587in" svg:height="0.2551in" svg:x="3.6933in" svg:y="2.509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3.435in" svg:y="2.5091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2.6598in" svg:y="2.5091in"><text:p text:style-name="P2">6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2.9181in" svg:y="2.5091in"><text:p text:style-name="P2">3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3.1764in" svg:y="2.509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42" draw:style-name="gr3"><draw:custom-shape draw:style-name="gr5" draw:text-style-name="P2" svg:width="0.2587in" svg:height="0.2551in" svg:x="5.2681in" svg:y="2.9028in"><text:p text:style-name="P2">5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5.0098in" svg:y="2.9028in"><text:p text:style-name="P2">40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4.2346in" svg:y="2.9028in"><text:p text:style-name="P2">31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4.4929in" svg:y="2.9028in"><text:p text:style-name="P2">32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4.7512in" svg:y="2.9028in"><text:p text:style-name="P2">33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43" draw:style-name="gr3"><draw:custom-shape draw:style-name="gr4" draw:text-style-name="P2" svg:width="0.2587in" svg:height="0.2551in" svg:x="2.1181in" svg:y="2.9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1.8598in" svg:y="2.902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1.0846in" svg:y="2.9028in"><text:p text:style-name="P2">4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1.3429in" svg:y="2.9028in"><text:p text:style-name="P2">5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1.6012in" svg:y="2.9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44" draw:style-name="gr3"><draw:custom-shape draw:style-name="gr4" draw:text-style-name="P2" svg:width="0.2587in" svg:height="0.2551in" svg:x="3.5197in" svg:y="4.083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3.2614in" svg:y="4.08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2.4862in" svg:y="4.0839in"><text:p text:style-name="P2">7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2.7445in" svg:y="4.0839in"><text:p text:style-name="P2">1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3.0028in" svg:y="4.0839in"><text:p text:style-name="P2">2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45" draw:style-name="gr3"><draw:custom-shape draw:style-name="gr4" draw:text-style-name="P2" svg:width="0.2587in" svg:height="0.2551in" svg:x="4.3071in" svg:y="3.690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4.0488in" svg:y="3.6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3.2736in" svg:y="3.6902in"><text:p text:style-name="P2">6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3.5319in" svg:y="3.6902in"><text:p text:style-name="P2">3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3.7902in" svg:y="3.690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46" draw:style-name="gr3"><draw:custom-shape draw:style-name="gr5" draw:text-style-name="P2" svg:width="0.2587in" svg:height="0.2551in" svg:x="5.0945in" svg:y="4.0839in"><text:p text:style-name="P2">5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4.8362in" svg:y="4.0839in"><text:p text:style-name="P2">40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4.061in" svg:y="4.0839in"><text:p text:style-name="P2">31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4.3193in" svg:y="4.0839in"><text:p text:style-name="P2">32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4.5776in" svg:y="4.0839in"><text:p text:style-name="P2">33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47" draw:style-name="gr3"><draw:custom-shape draw:style-name="gr4" draw:text-style-name="P2" svg:width="0.2587in" svg:height="0.2551in" svg:x="1.9445in" svg:y="4.083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1.6862in" svg:y="4.08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0.911in" svg:y="4.0839in"><text:p text:style-name="P2">4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1.1693in" svg:y="4.0839in"><text:p text:style-name="P2">5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1.4276in" svg:y="4.083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48" draw:style-name="gr3"><draw:custom-shape draw:style-name="gr4" draw:text-style-name="P2" svg:width="0.2587in" svg:height="0.2551in" svg:x="6.4819in" svg:y="4.083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6.2236in" svg:y="4.08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5.4484in" svg:y="4.083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5.7067in" svg:y="4.083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5.965in" svg:y="4.083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60" draw:style-name="gr3"><draw:custom-shape draw:style-name="gr4" draw:text-style-name="P2" svg:width="0.2587in" svg:height="0.2551in" svg:x="3.5055in" svg:y="5.265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3.2472in" svg:y="5.2654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2.472in" svg:y="5.2654in"><text:p text:style-name="P2">7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2.7303in" svg:y="5.2654in"><text:p text:style-name="P2">1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2.9886in" svg:y="5.2654in"><text:p text:style-name="P2">2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61" draw:style-name="gr3"><draw:custom-shape draw:style-name="gr4" draw:text-style-name="P2" svg:width="0.2587in" svg:height="0.2551in" svg:x="4.2933in" svg:y="4.871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4.035in" svg:y="4.871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3.2598in" svg:y="4.8717in"><text:p text:style-name="P2">6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3.5181in" svg:y="4.8717in"><text:p text:style-name="P2">3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3.7764in" svg:y="4.8717in"><text:p text:style-name="P2">33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62" draw:style-name="gr3"><draw:custom-shape draw:style-name="gr4" draw:text-style-name="P2" svg:width="0.2587in" svg:height="0.2551in" svg:x="5.0807in" svg:y="5.265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4.8224in" svg:y="5.2654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4.0472in" svg:y="5.2654in"><text:p text:style-name="P2">31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4.3055in" svg:y="5.2654in"><text:p text:style-name="P2">32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4.5638in" svg:y="5.265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63" draw:style-name="gr3"><draw:custom-shape draw:style-name="gr4" draw:text-style-name="P2" svg:width="0.2587in" svg:height="0.2551in" svg:x="1.9307in" svg:y="5.265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1.6724in" svg:y="5.2654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0.8972in" svg:y="5.2654in"><text:p text:style-name="P2">4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1.1555in" svg:y="5.2654in"><text:p text:style-name="P2">5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1.4138in" svg:y="5.265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64" draw:style-name="gr3"><draw:custom-shape draw:style-name="gr4" draw:text-style-name="P2" svg:width="0.2587in" svg:height="0.2551in" svg:x="6.4681in" svg:y="5.265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0.2587in" svg:height="0.2551in" svg:x="6.2098in" svg:y="5.2654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5.4346in" svg:y="5.2654in"><text:p text:style-name="P2">34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5.6929in" svg:y="5.2654in"><text:p text:style-name="P2">4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" svg:width="0.2587in" svg:height="0.2551in" svg:x="5.9512in" svg:y="5.2654in"><text:p text:style-name="P2">5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text:anchor-type="paragraph" draw:z-index="30" draw:style-name="gr6" svg:width="0.6252in" svg:height="0.2606in" svg:x="0.272in" svg:y="0.5543in"><draw:text-box><text:p><text:s/>Add 31</text:p></draw:text-box></draw:frame><draw:frame text:anchor-type="paragraph" draw:z-index="35" draw:style-name="gr6" svg:width="0.6252in" svg:height="0.2606in" svg:x="0.272in" svg:y="1.7354in"><draw:text-box><text:p>Add 32</text:p></draw:text-box></draw:frame><draw:frame text:anchor-type="paragraph" draw:z-index="40" draw:style-name="gr6" svg:width="0.6252in" svg:height="0.2606in" svg:x="0.272in" svg:y="2.9165in"><draw:text-box><text:p>Add 33</text:p></draw:text-box></draw:frame><draw:line text:anchor-type="paragraph" draw:z-index="77" draw:style-name="gr9" draw:text-style-name="P2" svg:x1="1.239in" svg:y1="0.5406in" svg:x2="2.7535in" svg:y2="0.4016in"><text:p/></draw:line><draw:line text:anchor-type="paragraph" draw:z-index="78" draw:style-name="gr9" draw:text-style-name="P2" svg:x1="2.7937in" svg:y1="0.5406in" svg:x2="3.0819in" svg:y2="0.4016in"><text:p/></draw:line><draw:line text:anchor-type="paragraph" draw:z-index="79" draw:style-name="gr9" draw:text-style-name="P2" svg:x1="2.7535in" svg:y1="0.4016in" svg:x2="2.7937in" svg:y2="0.5406in"><text:p/></draw:line><draw:line text:anchor-type="paragraph" draw:z-index="80" draw:style-name="gr9" draw:text-style-name="P2" svg:x1="4.3157in" svg:y1="0.5406in" svg:x2="3.0819in" svg:y2="0.4016in"><text:p/></draw:line><draw:line text:anchor-type="paragraph" draw:z-index="81" draw:style-name="gr9" draw:text-style-name="P2" svg:x1="1.1984in" svg:y1="1.7217in" svg:x2="2.7768in" svg:y2="1.5827in"><text:p/></draw:line><draw:line text:anchor-type="paragraph" draw:z-index="82" draw:style-name="gr9" draw:text-style-name="P2" svg:x1="2.7772in" svg:y1="1.7217in" svg:x2="2.7772in" svg:y2="1.5827in"><text:p/></draw:line><draw:line text:anchor-type="paragraph" draw:z-index="83" draw:style-name="gr9" draw:text-style-name="P2" svg:x1="3.05in" svg:y1="1.5827in" svg:x2="2.7772in" svg:y2="1.7217in"><text:p/></draw:line><draw:line text:anchor-type="paragraph" draw:z-index="84" draw:style-name="gr9" draw:text-style-name="P2" svg:x1="4.3319in" svg:y1="1.7217in" svg:x2="3.0098in" svg:y2="1.5827in"><text:p/></draw:line><draw:line text:anchor-type="paragraph" draw:z-index="85" draw:style-name="gr9" draw:text-style-name="P2" svg:x1="1.2071in" svg:y1="2.9028in" svg:x2="2.8335in" svg:y2="2.7638in"><text:p/></draw:line><draw:line text:anchor-type="paragraph" draw:z-index="86" draw:style-name="gr9" draw:text-style-name="P2" svg:x1="2.8335in" svg:y1="2.9028in" svg:x2="2.8335in" svg:y2="2.7638in"><text:p/></draw:line><draw:line text:anchor-type="paragraph" draw:z-index="87" draw:style-name="gr9" draw:text-style-name="P2" svg:x1="4.372in" svg:y1="2.9028in" svg:x2="3.0256in" svg:y2="2.7638in"><text:p/></draw:line><draw:line text:anchor-type="paragraph" draw:z-index="88" draw:style-name="gr9" draw:text-style-name="P2" svg:x1="2.8335in" svg:y1="2.9028in" svg:x2="3.026in" svg:y2="2.7638in"><text:p/></draw:line><draw:line text:anchor-type="paragraph" draw:z-index="89" draw:style-name="gr9" draw:text-style-name="P2" svg:x1="1.0654in" svg:y1="4.0843in" svg:x2="3.2736in" svg:y2="3.8252in"><text:p/></draw:line><draw:line text:anchor-type="paragraph" draw:z-index="90" draw:style-name="gr9" draw:text-style-name="P2" svg:x1="2.5957in" svg:y1="4.0843in" svg:x2="3.3811in" svg:y2="3.9453in"><text:p/></draw:line><draw:line text:anchor-type="paragraph" draw:z-index="91" draw:style-name="gr9" draw:text-style-name="P2" svg:x1="3.7098in" svg:y1="3.9453in" svg:x2="2.5398in" svg:y2="4.0843in"><text:p/></draw:line><draw:line text:anchor-type="paragraph" draw:z-index="92" draw:style-name="gr9" draw:text-style-name="P2" svg:x1="4.1583in" svg:y1="4.0843in" svg:x2="3.6535in" svg:y2="3.9453in"><text:p/></draw:line><draw:line text:anchor-type="paragraph" draw:z-index="93" draw:style-name="gr9" draw:text-style-name="P2" svg:x1="3.2598in" svg:y1="5.0035in" svg:x2="0.9878in" svg:y2="5.2654in"><text:p/></draw:line><draw:line text:anchor-type="paragraph" draw:z-index="94" draw:style-name="gr9" draw:text-style-name="P2" svg:x1="3.3835in" svg:y1="5.1264in" svg:x2="2.55in" svg:y2="5.2654in"><text:p/></draw:line><draw:line text:anchor-type="paragraph" draw:z-index="95" draw:style-name="gr9" draw:text-style-name="P2" svg:x1="3.6398in" svg:y1="5.1264in" svg:x2="2.5898in" svg:y2="5.2654in"><text:p/></draw:line><draw:line text:anchor-type="paragraph" draw:z-index="96" draw:style-name="gr9" draw:text-style-name="P2" svg:x1="3.9437in" svg:y1="5.1264in" svg:x2="5.6102in" svg:y2="5.2654in"><text:p/></draw:line><draw:line text:anchor-type="paragraph" draw:z-index="97" draw:style-name="gr9" draw:text-style-name="P2" svg:x1="3.6398in" svg:y1="5.1264in" svg:x2="4.185in" svg:y2="5.2654in"><text:p/></draw:line><draw:line text:anchor-type="paragraph" draw:z-index="98" draw:style-name="gr9" draw:text-style-name="P2" svg:x1="3.9437in" svg:y1="5.1264in" svg:x2="4.1846in" svg:y2="5.2654in"><text:p/></draw:line><draw:rect text:anchor-type="paragraph" draw:z-index="2" draw:style-name="gr1" draw:text-style-name="P2" svg:width="6.8913in" svg:height="0.8031in" svg:x="0.0071in" svg:y="1.2744in"><text:p/></draw:rect><draw:rect text:anchor-type="paragraph" draw:z-index="3" draw:style-name="gr2" draw:text-style-name="P2" svg:width="6.8913in" svg:height="0.9098in" svg:x="0.028in" svg:y="0.0063in"><text:p/></draw:rect><draw:rect text:anchor-type="paragraph" draw:z-index="1" draw:style-name="gr2" draw:text-style-name="P2" svg:width="6.8913in" svg:height="0.9098in" svg:x="0.028in" svg:y="2.3689in"><text:p/></draw:rect><draw:frame text:anchor-type="paragraph" draw:z-index="99" draw:style-name="gr6" svg:width="0.6252in" svg:height="0.2606in" svg:x="0.0744in" svg:y="5.0846in"><draw:text-box><text:p>Add 34</text:p></draw:text-box></draw:frame><draw:rect text:anchor-type="paragraph" draw:z-index="0" draw:style-name="gr1" draw:text-style-name="P2" svg:width="6.8913in" svg:height="2.3433in" svg:x="0.0071in" svg:y="3.6366in"><text:p/></draw:rect><draw:frame text:anchor-type="paragraph" draw:z-index="100" draw:style-name="gr6" svg:width="0.6252in" svg:height="0.2606in" svg:x="0.0811in" svg:y="3.9598in"><draw:text-box><text:p>Split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uno Cancelo</meta:initial-creator>
    <meta:creation-date>2009-12-31T13:20:00</meta:creation-date>
    <dc:date>2010-01-02T17:10:22</dc:date>
    <dc:creator>Nuno Cancelo</dc:creator>
    <meta:editing-duration>PT00H47M26S</meta:editing-duration>
    <meta:editing-cycles>8</meta:editing-cycles>
    <meta:generator>OpenOffice.org/3.1$Linux OpenOffice.org_project/310m19$Build-9420</meta:generator>
    <meta:document-statistic meta:table-count="0" meta:image-count="0" meta:object-count="0" meta:page-count="2" meta:paragraph-count="0" meta:word-count="0" meta:character-count="0"/>
  </office:meta>
</office:document-meta>
</file>